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4.685cm" fo:break-before="auto" style:use-optimal-row-height="true"/>
    </style:style>
    <style:style style:name="ro3" style:family="table-row">
      <style:table-row-properties style:row-height="2.342cm" fo:break-before="auto" style:use-optimal-row-height="true"/>
    </style:style>
    <style:style style:name="ro4" style:family="table-row">
      <style:table-row-properties style:row-height="2.395cm" fo:break-before="auto" style:use-optimal-row-height="true"/>
    </style:style>
    <style:style style:name="ro5" style:family="table-row">
      <style:table-row-properties style:row-height="5.581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ro7" style:family="table-row">
      <style:table-row-properties style:row-height="3.106cm" fo:break-before="auto" style:use-optimal-row-height="true"/>
    </style:style>
    <style:style style:name="ro8" style:family="table-row">
      <style:table-row-properties style:row-height="4.001cm" fo:break-before="auto" style:use-optimal-row-height="true"/>
    </style:style>
    <style:style style:name="ro9" style:family="table-row">
      <style:table-row-properties style:row-height="7.687cm" fo:break-before="auto" style:use-optimal-row-height="true"/>
    </style:style>
    <style:style style:name="ro10" style:family="table-row">
      <style:table-row-properties style:row-height="1.579cm" fo:break-before="auto" style:use-optimal-row-height="true"/>
    </style:style>
    <style:style style:name="ro11" style:family="table-row">
      <style:table-row-properties style:row-height="3.21cm" fo:break-before="auto" style:use-optimal-row-height="true"/>
    </style:style>
    <style:style style:name="ro12" style:family="table-row">
      <style:table-row-properties style:row-height="2.422cm" fo:break-before="auto" style:use-optimal-row-height="true"/>
    </style:style>
    <style:style style:name="ro13" style:family="table-row">
      <style:table-row-properties style:row-height="3.87cm" fo:break-before="auto" style:use-optimal-row-height="true"/>
    </style:style>
    <style:style style:name="ro14" style:family="table-row">
      <style:table-row-properties style:row-height="4.632cm" fo:break-before="auto" style:use-optimal-row-height="true"/>
    </style:style>
    <style:style style:name="ro15" style:family="table-row">
      <style:table-row-properties style:row-height="4.658cm" fo:break-before="auto" style:use-optimal-row-height="true"/>
    </style:style>
    <style:style style:name="ro16" style:family="table-row">
      <style:table-row-properties style:row-height="5.502cm" fo:break-before="auto" style:use-optimal-row-height="true"/>
    </style:style>
    <style:style style:name="ro17" style:family="table-row">
      <style:table-row-properties style:row-height="3.184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4.24cm" fo:break-before="auto" style:use-optimal-row-height="false"/>
    </style:style>
    <style:style style:name="ro20" style:family="table-row">
      <style:table-row-properties style:row-height="3.844cm" fo:break-before="auto" style:use-optimal-row-height="true"/>
    </style:style>
    <style:style style:name="ro21" style:family="table-row">
      <style:table-row-properties style:row-height="6.265cm" fo:break-before="auto" style:use-optimal-row-height="true"/>
    </style:style>
    <style:style style:name="ro22" style:family="table-row">
      <style:table-row-properties style:row-height="5.396cm" fo:break-before="auto" style:use-optimal-row-height="true"/>
    </style:style>
    <style:style style:name="ro23" style:family="table-row">
      <style:table-row-properties style:row-height="3.948cm" fo:break-before="auto" style:use-optimal-row-height="true"/>
    </style:style>
    <style:style style:name="ro24" style:family="table-row">
      <style:table-row-properties style:row-height="3.217cm" fo:break-before="auto" style:use-optimal-row-height="false"/>
    </style:style>
    <style:style style:name="ro25" style:family="table-row">
      <style:table-row-properties style:row-height="2.427cm" fo:break-before="auto" style:use-optimal-row-height="true"/>
    </style:style>
    <style:style style:name="ro26" style:family="table-row">
      <style:table-row-properties style:row-height="5.586cm" fo:break-before="auto" style:use-optimal-row-height="true"/>
    </style:style>
    <style:style style:name="ro27" style:family="table-row">
      <style:table-row-properties style:row-height="4.796cm" fo:break-before="auto" style:use-optimal-row-height="true"/>
    </style:style>
    <style:style style:name="ro28" style:family="table-row">
      <style:table-row-properties style:row-height="3.217cm" fo:break-before="auto" style:use-optimal-row-height="true"/>
    </style:style>
    <style:style style:name="ro29" style:family="table-row">
      <style:table-row-properties style:row-height="3.134cm" fo:break-before="auto" style:use-optimal-row-height="false"/>
    </style:style>
    <style:style style:name="ro30" style:family="table-row">
      <style:table-row-properties style:row-height="0.961cm" fo:break-before="auto" style:use-optimal-row-height="true"/>
    </style:style>
    <style:style style:name="ro31" style:family="table-row">
      <style:table-row-properties style:row-height="3.246cm" fo:break-before="auto" style:use-optimal-row-height="false"/>
    </style:style>
    <style:style style:name="ro32" style:family="table-row">
      <style:table-row-properties style:row-height="2.762cm" fo:break-before="auto" style:use-optimal-row-height="false"/>
    </style:style>
    <style:style style:name="ro33" style:family="table-row">
      <style:table-row-properties style:row-height="6.493cm" fo:break-before="auto" style:use-optimal-row-height="false"/>
    </style:style>
    <style:style style:name="ro34" style:family="table-row">
      <style:table-row-properties style:row-height="0.792cm" fo:break-before="auto" style:use-optimal-row-height="true"/>
    </style:style>
    <style:style style:name="ro35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9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10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111">
      <style:text-properties fo:font-size="14pt" style:font-size-asian="14pt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unga" fo:font-size="22pt" fo:language="en" fo:country="US" style:font-name-asian="Arial" style:font-size-asian="22pt" style:language-asian="en" style:country-asian="US" style:font-name-complex="Tunga" style:font-size-complex="22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0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T1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10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8"/>
          <table:table-cell table:style-name="ce20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8"/>
          <table:table-cell table:style-name="ce19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8"/>
          <table:table-cell table:style-name="ce21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8"/>
          <table:table-cell table:style-name="ce22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24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8"/>
          <table:table-cell table:style-name="ce21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">
            <text:p>0301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8"/>
          <table:table-cell table:style-name="ce21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8"/>
          <table:table-cell table:style-name="ce21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8"/>
          <table:table-cell table:style-name="ce19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3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8"/>
          <table:table-cell table:style-name="ce19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2T10:30:55.06">
            <text:p>0302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8"/>
          <table:table-cell table:style-name="ce23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8"/>
          <table:table-cell table:style-name="ce23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8"/>
          <table:table-cell table:style-name="ce23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/>
          <table:table-cell table:number-columns-repeated="1010"/>
        </table:table-row>
        <table:table-row table:style-name="ro18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3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8"/>
          <table:table-cell table:style-name="ce23" office:value-type="string">
            <text:p><text:a xlink:href="https://www.pref.kanagawa.jp/docs/x6z/tc30/jinko/jinkotokei.html">https://www.pref.kanagawa.jp/docs/x6z/tc30/jinko/jinkotokei.html</text:a></text:p>
            <text:p><text:span text:style-name="T1">C:\WORKS_2\WS\WS_Others.JVEMV6\JVEMV6\37_miscs\9_prog_lang\data\jinkotosetai_r4_2_copy.ods copy_2</text:span>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3T09:23:40.25">
            <text:p>0303</text:p>
          </table:table-cell>
          <table:table-cell table:style-name="ce11" office:value-type="string">
            <text:p>p-1</text:p>
          </table:table-cell>
          <table:table-cell table:style-name="ce14" office:value-type="string" table:number-columns-spanned="3" table:number-rows-spanned="1">
            <text:p>środek, drugi marca, 2022 (przez kalendarz Gregoriański), woda-tygrys 壬寅 (, przez Ganzi 干支, Chiński tradycyjny kalendarz; wymowa Chińska, ren2yin2; wymowa Koreańska, 임인, ji-min; Japońska, じんいん, zin-jin, albo, みずのえとら, mizu-no-e-tora). trzydzieści dziewiąty roku. / [2] Księ : (1) 28.9, 06:09. [3] Gwiazdy : (1) Algol : &lt;1&gt; Długość, około 295. &lt;2&gt; Niż Kapella, więcej na zachód. Kapella, to jest północ-zachód. &lt;3&gt; Jasność, 2.12 – 3.39.</text:p>
          </table:table-cell>
          <table:covered-table-cell table:number-columns-repeated="2" table:style-name="ce8"/>
          <table:table-cell table:style-name="ce23" office:value-type="string">
            <text:p><text:a xlink:href="https://ja.wikipedia.org/wiki/アルゴル">https://ja.wikipedia.org/wiki/アルゴル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Najpierw Kuro. Już na ziemię. &lt;1&gt; Toczenie. (2) Poszedłem na zachodnią. Mike przychodziła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수요일. &lt;1&gt; 절기 : 경칩 까지, 나머지 여섯 일. &lt;2&gt; 칠십이후 : 草木萌動, 둘째 날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역사 : (1) 3/2. 미국 서해안 지역을 `군사 지역` 으로 지정. &lt;1&gt; 행정명령 9066호를 근거로. (2) 제3 세이토크 마루 (일본어 : 清徳丸) 공격사건</text:p>
          </table:table-cell>
          <table:covered-table-cell table:number-columns-repeated="2" table:style-name="ce8"/>
          <table:table-cell table:style-name="ce23" office:value-type="string">
            <text:p><text:a xlink:href="https://ja.wikipedia.org/wiki/第三清徳丸襲撃事件#cite_note-1">https://ja.wikipedia.org/wiki/第三清徳丸襲撃事件#cite_note-1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연습. &lt;1&gt; 연습에 위해 아주 짧은 노래를 작곡했다. &lt;2&gt; 둘삼 개의 음표 뿐을 사용. (2) 발견. &lt;1&gt; 대갑 소리, 제3 구멍. &lt;2&gt; 현재 불고있는 소리는, 혹시, 말하자면, `대대갑 소리` 있을 수도 모른다. &lt;3&gt; 즉, 넛 째의 음역(音域)이도 모른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Piątek, czwarty marca. / [1] Gwiazdy : (1) Księ : &lt;1&gt; Wiek, 1.1. (2) Planety w Uklładzie słonecznym : &lt;1&gt; O szóstej rano, od zachodu na wschód, Wenus i Mars na tej samej długości. &lt;2&gt; A potem, Saturn. &lt;3&gt; Tuż za nim, Merkury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Kuro na ziemię. (2) Po chwili, po zacząć masaż, od tyłu usłyszłem głos. To Mike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금요일. / 철기 : 경칩 까지, 나머지 넷 일. 3/4는 초목맹동(草木萌動), 둘째 날.</text:p>
          </table:table-cell>
          <table:covered-table-cell table:number-columns-repeated="2" table:style-name="ce8"/>
          <table:table-cell table:style-name="ce23" office:value-type="string">
            <text:p><text:a xlink:href="https://www.ltool.net/chinese-simplified-and-traditional-characters-japanese-kanji-to-hangul-converter-in-japanese.php">https://www.ltool.net/chinese-simplified-and-traditional-characters-japanese-kanji-to-hangul-converter-in-japanese.php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역사 : (1) 일본 북해도. 도카치 지방 난바다에서 지진 (서력 1952, 임진 壬辰. 일본어 : みずのえたつ. 스물아홉 (29) 째의 간지). &lt;1&gt; 지진 규모는 M8.2. &lt;2&gt; 사망자. 28명. (2) 일본에서 선거제도관련법 넷 개가 성립 (서력 1994. 간지 : 갑술 甲戌. 일본어, きのえいぬ. 열하나 째의 간지 )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. 종이에 썼다. (2) 발견 : 이전부터 알아차리고 있었지만. &lt;1&gt; 대갑 소리를 분 후, 갑 소리를 불려고 하면, 입이 대갑 소리용 모습을 만든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office:value-type="string" table:number-columns-spanned="3" table:number-rows-spanned="1">
            <text:p>частное[private управление[kontrola.pl арендные[rental.e дома. Канто столи'чный[metropolitan окру'г[obszar.pl / Цифра 2018 года. недеревя'нный[bi-namu.ko, 5,039 японских иен за татами.</text:p>
          </table:table-cell>
          <table:covered-table-cell table:number-columns-repeated="2" table:style-name="ce8"/>
          <table:table-cell table:style-name="ce19" office:value-type="string">
            <text:p><text:span text:style-name="T1"><text:a xlink:href="https://www.mlit.go.jp/statistics/details/t-jutaku-2_tk_000002.html">https://www.mlit.go.jp/statistics/details/t-jutaku-2_tk_000002.html</text:a></text:span></text:p>
            <text:p><text:span text:style-name="T1">C:\WORKS_2\shortcuts_docs\log-session_JVE_41_economics_12_watching.log</text:span>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6T10:14:42.31">
            <text:p>0306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Sobota, piąty marca. [1] Księ : Wiek, 2.4. [2] Planety : (1) 3/6, o szóstej rano. &lt;1&gt; Wenus i Mars. Saturn. Tuż za nim, Merkury. &lt;2&gt; Po rozpiętości około dwudziestu stopni długości geograficznej, Jowisz i za nim, Neptun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Od początku, obaj. &lt;1&gt; Za wystającym ogrodzeniem. (2) Mike. Lewe oko. Wewnętrzny kąt oczny. Tam, katar[rheum.e. wytarłam[wiped.e to papierem tkanki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토요일. 경칩 까지 나머지 셋 일. 3/5는 초목맹동 셋째 날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역사 : (1) 하와이 국왕 카라카우이 일본으로 온다. (서력 1881. 간지 : 신사 辛巳. 일본어, かのとみ 가노터미. 제 열여덟 째의 간지. / 일본 연호, 明治１４ / 이슬람력. 1298, ربيع الثاني‎ rabi'-al-thaaniy). (2) 죽음. &lt;1&gt; 스탈린 (서력 1953). &lt;2&gt; 야마머터 센지 (일본인, 山本宣治. 서력 1929). &lt;3&gt; 차베스. 베네수엘라 정치인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연습. `八木節` (일본어. 야기-부시)</text:p>
          </table:table-cell>
          <table:covered-table-cell table:number-columns-repeated="2" table:style-name="ce8"/>
          <table:table-cell table:style-name="ce23"/>
          <table:table-cell table:style-name="Default" office:value-type="string">
            <text:p>diary_20220208_122422[kakusaiR2].ods</text:p>
          </table:table-cell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2">
            <text:p>4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7T09:27:44.660001">
            <text:p>0307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Niedziele, szósty marca. / [1] Księ : (1) Wiek. 3.4. [2] Gwiazdy : (1) Zwrócone w stronę Syriusza, po prawej stronie którego. Widzę gwiazdę. &lt;1&gt; To jest Mirzamem. Jedna gwiazd z konstelacji Wielkiego Psa. &lt;2&gt; Obserwowana jasność, to jest 1,98. &lt;3&gt; W chińskiej astrologii, stacja księżycowa, to jest Studnia (井 jing3). &lt;b&gt; Konstelacja, to jest Ziun-si (軍市 jun1shi4, rynek wojskowy). &lt;c&gt; Numer seryjny, to jest 1 (chiński charakter, `一`). &lt;d&gt; Zatem, w sumie, Mirzam jest wyznaczony jak `軍市一`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(2) Skierowane na południe, po lewej stronie Deneboli, na odległość, która jest około równa dwa razy większy od odległości między Betelgezą i Rigelem. &lt;1&gt; Tam, inne ciało niebieskie. &lt;2&gt; Jasność tego, to jest, mniej więcej samo jak Denebola. &lt;3&gt; Wysokość tego, lekko wyższy niż Denebola. &lt;4&gt; Prawdopodobne, ta gwiazda jest Betą w konstelacji Warkocza Bereniki (po łacińsku, Comae Benenices). Albo, z mniejszym prawdopodobieństwem, Alfą. &lt;5&gt; Jak dla Bety, jasność tej, to jest 4,25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1" office:value-type="string">
            <text:p>p-3</text:p>
          </table:table-cell>
          <table:table-cell table:style-name="ce13" office:value-type="string" table:number-columns-spanned="3" table:number-rows-spanned="1">
            <text:p>Koty : (1) Obaj na ścianie. Nie zeszli. (2) Lewe oko Mike-a. Wewnętrzy kąt. &lt;1&gt; Ma katar, jeszcze. &lt;2&gt; Trzymam ją w ramionach, znowu wytarłam kąt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45">
            <text:p>45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일요일. 경칩 까지 둘 날. 3/6는 초목맹동 제 넷 날. (2) 지식 : &lt;1&gt; `우수 (한자 : 雨水)` 이라는 명칭의 유래. &lt;2&gt; `우수` 이전의 시기엔, 눈 (雪) 과 얼음 (氷). &lt;3&gt; 눈이 `우`가 되서, 얼음이 `수`가 된다. &lt;4&gt; 그래서, `우수`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역사 : (1) 드레드 스콧 대 샌드퍼드 (Dred Scott v. Sandford) 사건. 이 사건에 대해 연방 대법원이 판결을 내렸다. 스콧은 흑인 원고 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. 종이에 쓴다. (2) 영화 `鬼滅の刃 (기매츠-너-야이바)` 의 주제곡의 멜로디. 불지 않았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8">
            <text:p>4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8T10:55:12.38">
            <text:p>0308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Poniedziałek, siódmy marca. / Rok Wody-Tygrysa według chińskiej Ery Kalendarzowej (壬寅 ren2yin2). trzydzieści dziewiąty rok. / [1] Księ : (1) Wiek, 4,4. [2] Gwiazdy : (1) Syriusz. &lt;1&gt; Po arabsku, الشعرى اليمانية (al-shaAra al-yamaaniya), znaczając `Poezja Jemeńska` &lt;2&gt; Po chińsku, 天狼星 (tian1lang2xing1), znaczenie tego, `Niebiański Wilk`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(2) Podczas czasu masowania, Kuro atakuje Mike'a raz. &lt;1&gt; Przytulam ją w ramiona, powiedziałem jej, `nie możesz!`. &lt;2&gt; Kuro gryzie mój palec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2">
            <text:p>2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월요일. 경칩 까지 나머지 하루 만. / 이슬람력 : 1443 년. 샤아반 월 (شعبان). 여덟 째의 월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3">
            <text:p>3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잡초 : (1) 큰개불알풀. (또, 봄까치 꽃.) &lt;1&gt; 가을에 싹을 낸다. &lt;2&gt; 겨울에 자란다. &lt;3&gt; 봄의 끝에 시든다.</text:p>
          </table:table-cell>
          <table:covered-table-cell table:number-columns-repeated="2" table:style-name="ce8"/>
          <table:table-cell table:style-name="ce23" office:value-type="string">
            <text:p><text:a xlink:href="https://ja.wikipedia.org/wiki/オオイヌノフグリ">https://ja.wikipedia.org/wiki/オオイヌノフグリ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4">
            <text:p>4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, 연주. (2) `대갑 소리` 의 불기 연습. &lt;1&gt; 안정적으로 소리를 내려고 하고있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3">
            <text:p>5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9T09:05:31.97">
            <text:p>0309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wtorek, ósmy marca (muzuł. Szabań شعبان)，rok 2022 (kalendarz Gre.). 1443 (kalendarz muzułmański). / [1] Księ : Wiek : 5,4. [2] Gwiazdy : (1) Procjon (Nazwa chińska : 南河三). &lt;1&gt; Jedny z zimowego trójkąta. &lt;2&gt; Obserwowana wielkość : 0,37 (Wielkość absolutna : 2,68). &lt;3&gt; Gwiazdozbiór : Mały Pies. &lt;4&gt; Stacja Księżycowa : Stacja Dzin <text:s/>(井宿). &lt;5&gt; Konstelacja : rzeka południowa(南河). &lt;6&gt; Odległość : około 11.5 roku świetlnego. &lt;7&gt; Przesunięcie : . (Sprawdzenie : Syriusz. -0.000018. λ_observe &lt; λ_emitted / Betelgeza : <text:s/><text:tab/>0.000073)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Na zachodnim działce. (2) Lewe oko Mike'a. &lt;1&gt; Nie widziałem katal (rheum)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화요일. 경칩. 다음 절기는 춘분 (21일). 경칩은 셋 째의 절기 (전체로 24 개). / [1] 역사 : (1) 일본군. 임팔 전투 시작 (1944). 5 월 31 일. 사터 거어터크 (佐藤 幸徳) 사단장 (師団長) 철수 지시. (2) 러시아 : 2 월 혁명. (3) 시리아 : 바트당에 위한 쿠데타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잡초 : (1) 살갈퀴 (일본 : カラスノエンドウ). &lt;1&gt; 가을에 발아[発芽. &lt;2&gt; 줄기[茎에서 머리카각. &lt;3&gt; 단면[断面의 형상 : 주상 (柱状). &lt;4&gt; 화기 (花期) : 3-6 월. &lt;5&gt; 원산지 : 중동, 지중해.</text:p>
          </table:table-cell>
          <table:covered-table-cell table:number-columns-repeated="2" table:style-name="ce8"/>
          <table:table-cell table:style-name="ce23" office:value-type="string">
            <text:p>https://duckduckgo.com/?q=雑草+春&amp;ia=web https://lovegreen.net/flower/p205629/ https://ja.wikipedia.org/wiki/ヤハズエンドウ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대체로, 작곡. &lt;1&gt; 둘 개의 곡들. &lt;2&gt; 하나는, 굳이 명명하려고 하면, <text:s/>`전상(天上)의 곡`. &lt;3&gt; 다른 곡은 `지상의 곡`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office:value-type="string" table:number-columns-spanned="3" table:number-rows-spanned="1">
            <text:p>يجب نقلها العودة إلى منازلهم / الأعمال العدائية في المنطقة. / توقفت الأعمال العدائية.</text:p>
            <text:p>yadhibu[musie_ / naql-haa[rusz-to;move-it.e / al-Awdatu[back / manaazil-i-him[swoje-domy / al-Amaalu[dzial`ania / al-Adaa'iya-tu[wrogos`c`;hostility.e / fi-l-mintaqa-ti[w-regionie / tawaqafat[ceased.e</text:p>
            <text:p>n: <text:s/>The Occupying Power undertaking </text:p>
          </table:table-cell>
          <table:covered-table-cell table:number-columns-repeated="2" table:style-name="ce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2">
            <text:p>2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3" office:value-type="string" table:number-columns-spanned="3" table:number-rows-spanned="1">
            <text:p>La poblacion de japon. A partir del año 2022, primero de febrero. &lt;1&gt; Las edades de cero a cuatro. Poblacion es quatro millones trescientos cincuenta mil (4,350,000).</text:p>
          </table:table-cell>
          <table:covered-table-cell table:number-columns-repeated="2" table:style-name="ce8"/>
          <table:table-cell table:style-name="ce23" office:value-type="string">
            <text:p>“C:\WORKS_2\WS\WS_Others.JVEMV6\JVEMV6\37_miscs\9_prog_lang\data\年齢（各歳），男女別人口－総人口，日本人人口(2020年10月1日現在) .ods”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60">
            <text:p>60</text:p>
          </table:table-cell>
          <table:table-cell table:style-name="ce5" table:formula="of:=[.B#REF!]+1" office:value-type="float" office:value="0">
            <text:p>#REF!</text:p>
          </table:table-cell>
          <table:table-cell table:style-name="ce7" office:value-type="date" office:date-value="2022-03-10T09:37:43.72">
            <text:p>0310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środa, dziewiąty marca (arabski : <text:s/>الأربعاء, التاسع شعبان. al-arbiAAu, al-taasiAU <text:s/>شعبان، اليوم الخامس.) [1] Księ : (1) Wiek : 6,4. [2] Gwiazdy : (1) Przesunięcie : &lt;1&gt; Aldebaran : +1,81xE-4. &lt;2&gt; Betelgeza : +0,73xE-4. &lt;3&gt; Syriusz : -0,18xE-4 &lt;4&gt; Rigel : +0,59xE-4 &lt;5&gt; Kapella : +0,97xE-4 (2) Odległość : &lt;1&gt; Syriusz : 8,6 lat świetlnych. &lt;2&gt; Betelgeza : 548.+90-49 lś. &lt;3&gt; Aldebaran : 67±1. &lt;4&gt; Rigel : 860±80. &lt;5&gt; Kapella : 42,8±0.3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#REF!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Obaj na ścianie. (2) Zeszli. &lt;1&gt; Masaż. Kuro, Toczenie się. &lt;2&gt; Mike, też, zrobiła często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#REF!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수요일. 경칩 첫날. / 첫후 (初候) : 일본. 칩충계호 (蟄虫啓戸) / 중국. 桃始華 (다어-시-화) / [1] 역사 : (1) 메이고(일본어 : 明号) 작전. &lt;1&gt; 프랑스령 인도차이나에서 일본군이 프랑스군을 공격. (1945) <text:s/>(2) 아미스타드 반란과 재판. 3월9일, 미국 연방 대법원이 다음을 인정. &lt;1&gt; 셍베 피에 () 와 다른 흑인들은 자유. 노예가 아니다. &lt;2&gt; 반란은 전년 1839, 7월2일 시작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#REF!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잡초 : (1) 냉이. &lt;1&gt; 일본 : ナズナ 나즈나 / 중국 : 荠菜 ji4cai4, 지-차이. &lt;2&gt; 두해살이풀. &lt;3&gt; 일본 `봄의 일곱 풀` 중 하나. &lt;4&gt; 학술 : 배추과. (중국 : 十字花科 / 일본 : アブラナ科). &lt;5&gt; 일본에서는 별명 `ペンペン草`. `ペンペン` (펜펜) 는 의음어. 일본의 전통악기 `三味線` (발음 : 샤미센) 를 연주할 때 사용하는 주구(奏具). 냉이의 열매의 형상이 이 주구에 닮아 있다. &lt;b&gt; `ペンペン` 는 이 주구로 샤미센 현을 튀길[弾く 때 나오는 소리를 의음하는 어구[語句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#REF!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연습과 작곡. (2) 연습 : &lt;1&gt; 하나 이상 떨어지고 있는 구멍끼리. 번갈아 분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0">
            <text:p>#REF!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office:value-type="string" table:number-columns-spanned="3" table:number-rows-spanned="1">
            <text:p>анато'мия плеча'. / глядя[patrza_c.pl с пере'дней части тела. / (2) лопа'тка. верхняя[go`rna часть, внешняя[zewne_trzna сторона, там, есть выступа'ющая[wystaja_ca часть. (3) Название, это Корако'идный отро'сток[突起</text:p>
          </table:table-cell>
          <table:covered-table-cell table:number-columns-repeated="2" table:style-name="ce8"/>
          <table:table-cell table:style-name="ce23" office:value-type="string">
            <text:p><text:a xlink:href="https://duckduckgo.com/?q=肩+解剖+筋肉+&amp;iax=images&amp;ia=images">https://duckduckgo.com/?q=肩+解剖+筋肉+&amp;iax=images&amp;ia=images</text:a></text:p>
            <text:p><text:a xlink:href="https://katalab.net/shoulder-injuries-mecanism">https://katalab.net/shoulder-injuries-mecanism</text:a> “右肩を前から 1]” <text:a xlink:href="https://hearts-bridge-jp.com/2019/05/29/shoulder-3/">https://hearts-bridge-jp.com/2019/05/29/shoulder-3/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6">
            <text:p>66</text:p>
          </table:table-cell>
          <table:table-cell table:style-name="ce5" table:formula="of:=[.B66]+1" office:value-type="float" office:value="0">
            <text:p>#REF!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19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0">
            <text:p>#REF!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0">
            <text:p>#REF!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5">
            <text:p>5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6">
            <text:p>6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7">
            <text:p>7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6">
            <text:p>76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1">
            <text:p>81</text:p>
          </table:table-cell>
          <table:table-cell table:style-name="ce5" table:formula="of:=[.B81]+1" office:value-type="float" office:value="6">
            <text:p>6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2">
            <text:p>8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2">
            <text:p>2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9">
            <text:p>8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94">
            <text:p>9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0">
            <text:p>エラー:509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6">
            <text:p>9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7">
            <text:p>7</text:p>
          </table:table-cell>
          <table:table-cell table:style-name="ce7"/>
          <table:table-cell table:style-name="ce11"/>
          <table:table-cell table:style-name="ce16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3">
            <text:p>10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 office:value-type="string">
            <text:p>##:20220221_102836</text:p>
          </table:table-cell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7">
            <text:p>7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8">
            <text:p>8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2">
            <text:p>112</text:p>
          </table:table-cell>
          <table:table-cell table:style-name="ce5" table:formula="of:=[.B112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3">
            <text:p>113</text:p>
          </table:table-cell>
          <table:table-cell table:style-name="ce5" table:formula="of:=[.B113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6">
            <text:p>6</text:p>
          </table:table-cell>
          <table:table-cell table:style-name="ce7"/>
          <table:table-cell table:style-name="ce11"/>
          <table:table-cell table:style-name="ce17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8">
            <text:p>118</text:p>
          </table:table-cell>
          <table:table-cell table:style-name="ce5" table:formula="of:=[.B118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2">
            <text:p>12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7">
            <text:p>127</text:p>
          </table:table-cell>
          <table:table-cell table:style-name="ce5" table:formula="of:=[.B127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8">
            <text:p>12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9">
            <text:p>129</text:p>
          </table:table-cell>
          <table:table-cell table:style-name="ce5" table:formula="of:=[.B129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0">
            <text:p>130</text:p>
          </table:table-cell>
          <table:table-cell table:style-name="ce5" table:formula="of:=[.B130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1">
            <text:p>131</text:p>
          </table:table-cell>
          <table:table-cell table:style-name="ce5" table:formula="of:=[.B131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2">
            <text:p>132</text:p>
          </table:table-cell>
          <table:table-cell table:style-name="ce5" table:formula="of:=[.B132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3">
            <text:p>133</text:p>
          </table:table-cell>
          <table:table-cell table:style-name="ce5" table:formula="of:=[.B133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4">
            <text:p>134</text:p>
          </table:table-cell>
          <table:table-cell table:style-name="ce5" table:formula="of:=[.B134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5">
            <text:p>135</text:p>
          </table:table-cell>
          <table:table-cell table:style-name="ce5" table:formula="of:=[.B135]+1" office:value-type="float" office:value="8">
            <text:p>8</text:p>
          </table:table-cell>
          <table:table-cell table:style-name="ce7"/>
          <table:table-cell table:style-name="ce11"/>
          <table:table-cell table:style-name="ce17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4">
          <table:table-cell table:number-columns-repeated="2" office:value-type="string">
            <text:p>*</text:p>
          </table:table-cell>
          <table:table-cell table:style-name="ce7"/>
          <table:table-cell table:style-name="ce11"/>
          <table:table-cell table:style-name="ce18" table:number-columns-spanned="3" table:number-rows-spanned="1"/>
          <table:covered-table-cell table:number-columns-repeated="2" table:style-name="ce8"/>
          <table:table-cell office:value-type="string">
            <text:p>*</text:p>
          </table:table-cell>
          <table:table-cell table:style-name="ce12" table:formula="of:=NOW()" office:value-type="date" office:date-value="2022-03-10T12:02:16.77">
            <text:p>0310 <text:s/>1202</text:p>
          </table:table-cell>
          <table:table-cell table:style-name="ce12" table:formula="of:=NOW()" office:value-type="date" office:date-value="2022-03-10T12:02:16.77">
            <text:p>0310 <text:s/>1202</text:p>
          </table:table-cell>
          <table:table-cell table:number-columns-repeated="2" table:style-name="ce12" office:value-type="string">
            <text:p>*</text:p>
          </table:table-cell>
          <table:table-cell table:style-name="ce12" table:formula="of:=NOW()" office:value-type="date" office:date-value="2022-03-10T12:02:16.77">
            <text:p>0310 <text:s/>1202</text:p>
          </table:table-cell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4">
          <table:table-cell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 table:number-columns-repeated="3"/>
          <table:table-cell table:style-name="ce12" table:formula="of:=NOW()" office:value-type="date" office:date-value="2022-03-10T12:02:16.77">
            <text:p>0310 <text:s/>1202</text:p>
          </table:table-cell>
          <table:table-cell table:style-name="ce12" table:formula="of:=NOW()" office:value-type="date" office:date-value="2022-03-10T12:02:16.77">
            <text:p>0310 <text:s/>1202</text:p>
          </table:table-cell>
          <table:table-cell table:style-name="ce8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9"/>
          <table:table-cell table:number-columns-repeated="6"/>
          <table:table-cell table:style-name="ce28"/>
          <table:table-cell table:number-columns-repeated="1011"/>
        </table:table-row>
        <table:table-row table:style-name="ro35">
          <table:table-cell table:number-columns-repeated="2"/>
          <table:table-cell table:style-name="ce8" office:value-type="string" table:number-columns-spanned="4" table:number-rows-spanned="1">
            <text:p>diary_20220131_122412_R97Y.ods</text:p>
          </table:table-cell>
          <table:covered-table-cell table:number-columns-repeated="3" table:style-name="ce9"/>
          <table:table-cell table:number-columns-repeated="6"/>
          <table:table-cell table:style-name="ce12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9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8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3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0">2022/03/10</text:date>, <text:time>12:02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3-10T12:02:15.88</dc:date>
    <dc:creator>iwabuchi ken</dc:creator>
    <meta:editing-duration>P15DT1H53M22S</meta:editing-duration>
    <meta:editing-cycles>2090</meta:editing-cycles>
    <meta:generator>OpenOffice/4.1.3$Win32 OpenOffice.org_project/413m1$Build-9783</meta:generator>
    <meta:document-statistic meta:table-count="1" meta:cell-count="671" meta:object-count="0"/>
  </office:meta>
</office:document-meta>
</file>